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Property.evaluate( String [ ] groups , PropertyHelper property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ireProperty.Requir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